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9056" officeooo:paragraph-rsid="00039056"/>
    </style:style>
    <style:style style:name="P2" style:family="paragraph" style:parent-style-name="Standard" style:list-style-name="L1">
      <style:text-properties officeooo:rsid="00039056" officeooo:paragraph-rsid="00039056"/>
    </style:style>
    <style:style style:name="P3" style:family="paragraph" style:parent-style-name="Standard" style:list-style-name="L2">
      <style:text-properties officeooo:rsid="00039056" officeooo:paragraph-rsid="00039056"/>
    </style:style>
    <style:style style:name="P4" style:family="paragraph" style:parent-style-name="Standard" style:list-style-name="L3">
      <style:text-properties officeooo:rsid="00039056" officeooo:paragraph-rsid="00039056"/>
    </style:style>
    <style:style style:name="P5" style:family="paragraph" style:parent-style-name="Standard" style:list-style-name="L4">
      <style:text-properties officeooo:rsid="00039056" officeooo:paragraph-rsid="00039056"/>
    </style:style>
    <style:style style:name="P6" style:family="paragraph" style:parent-style-name="Standard" style:list-style-name="L5">
      <style:text-properties officeooo:rsid="00039056" officeooo:paragraph-rsid="00039056"/>
    </style:style>
    <style:style style:name="P7" style:family="paragraph" style:parent-style-name="Standard" style:list-style-name="L6">
      <style:text-properties officeooo:rsid="00039056" officeooo:paragraph-rsid="00039056"/>
    </style:style>
    <style:style style:name="P8" style:family="paragraph" style:parent-style-name="Standard">
      <style:text-properties officeooo:rsid="00039056" officeooo:paragraph-rsid="00039056"/>
    </style:style>
    <style:style style:name="P9" style:family="paragraph" style:parent-style-name="Standard" style:list-style-name="L1">
      <style:text-properties officeooo:rsid="0005b599" officeooo:paragraph-rsid="0005b599"/>
    </style:style>
    <style:style style:name="P10" style:family="paragraph" style:parent-style-name="Standard" style:list-style-name="L3">
      <style:text-properties officeooo:paragraph-rsid="00039056"/>
    </style:style>
    <style:style style:name="P11" style:family="paragraph" style:parent-style-name="Standard" style:list-style-name="L6">
      <style:text-properties officeooo:rsid="0004a2d3" officeooo:paragraph-rsid="0004a2d3"/>
    </style:style>
    <style:style style:name="P12" style:family="paragraph" style:parent-style-name="Standard">
      <style:text-properties officeooo:rsid="0008c35d" officeooo:paragraph-rsid="0008c35d"/>
    </style:style>
    <style:style style:name="P13" style:family="paragraph" style:parent-style-name="Standard" style:list-style-name="L7">
      <style:text-properties officeooo:rsid="0008c35d" officeooo:paragraph-rsid="0008c35d"/>
    </style:style>
    <style:style style:name="P14" style:family="paragraph" style:parent-style-name="Standard" style:list-style-name="L2">
      <style:text-properties officeooo:rsid="0008c35d" officeooo:paragraph-rsid="0008c35d"/>
    </style:style>
    <style:style style:name="P15" style:family="paragraph" style:parent-style-name="Standard" style:list-style-name="L4">
      <style:text-properties officeooo:rsid="0008c35d" officeooo:paragraph-rsid="0008c35d"/>
    </style:style>
    <style:style style:name="T1" style:family="text">
      <style:text-properties officeooo:rsid="00039056"/>
    </style:style>
    <style:style style:name="T2" style:family="text">
      <style:text-properties officeooo:rsid="0004a2d3"/>
    </style:style>
    <style:style style:name="T3" style:family="text">
      <style:text-properties officeooo:rsid="0008c3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nu principal:</text:p>
      <text:list xml:id="list1972546557362628716" text:style-name="L1">
        <text:list-item>
          <text:p text:style-name="P2">Logo</text:p>
        </text:list-item>
        <text:list-item>
          <text:p text:style-name="P2">Liste des fichiers</text:p>
        </text:list-item>
        <text:list-item>
          <text:p text:style-name="P2">Sélecteur NTSF/PAL/Auto</text:p>
        </text:list-item>
        <text:list-item>
          <text:p text:style-name="P2">Bouton Menu option</text:p>
        </text:list-item>
        <text:list-item>
          <text:p text:style-name="P9">Démarrer jeu</text:p>
        </text:list-item>
      </text:list>
      <text:p text:style-name="P1"/>
      <text:p text:style-name="P1">Menu Option:</text:p>
      <text:list xml:id="list5200095458045181383" text:style-name="L2">
        <text:list-item>
          <text:p text:style-name="P14">Bouton Menu Video</text:p>
        </text:list-item>
        <text:list-item>
          <text:p text:style-name="P3">Bouton Menu Sound</text:p>
        </text:list-item>
        <text:list-item>
          <text:p text:style-name="P3">Bouton menu <text:span text:style-name="T3">keymap</text:span></text:p>
        </text:list-item>
      </text:list>
      <text:p text:style-name="P1"/>
      <text:p text:style-name="P12">Menu Video:</text:p>
      <text:list xml:id="list1399367340280095220" text:style-name="L7">
        <text:list-item>
          <text:p text:style-name="P13">Strech</text:p>
        </text:list-item>
        <text:list-item>
          <text:p text:style-name="P13">Fullscreen</text:p>
          <text:list>
            <text:list-item>
              <text:p text:style-name="P13">Fake</text:p>
            </text:list-item>
            <text:list-item>
              <text:p text:style-name="P13">Reslution</text:p>
            </text:list-item>
          </text:list>
        </text:list-item>
      </text:list>
      <text:p text:style-name="P1"/>
      <text:p text:style-name="P1">Menu Sound:</text:p>
      <text:list xml:id="list8468199410961240234" text:style-name="L3">
        <text:list-item>
          <text:p text:style-name="P4">Qualité (Low, High, Very High)</text:p>
        </text:list-item>
        <text:list-item>
          <text:p text:style-name="P10"><text:span text:style-name="T1">Bitrate (</text:span>11025, 22050, 44100 and 48000<text:span text:style-name="T1">)</text:span></text:p>
        </text:list-item>
        <text:list-item>
          <text:p text:style-name="P4">Volume Master (0 à 255)</text:p>
        </text:list-item>
        <text:list-item>
          <text:p text:style-name="P4">Volume Square1 (0 à 255)</text:p>
        </text:list-item>
        <text:list-item>
          <text:p text:style-name="P4">Volume Square2 (0 à 255)</text:p>
        </text:list-item>
        <text:list-item>
          <text:p text:style-name="P4">Volume Triangle (0 à 255)</text:p>
        </text:list-item>
        <text:list-item>
          <text:p text:style-name="P4">Volume Noise (0 à 255)</text:p>
        </text:list-item>
        <text:list-item>
          <text:p text:style-name="P4">Volume PCM (0 à 255)</text:p>
        </text:list-item>
      </text:list>
      <text:p text:style-name="P1"/>
      <text:p text:style-name="P1">Menu <text:span text:style-name="T3">Keymap</text:span>:</text:p>
      <text:list xml:id="list1026090332620647734" text:style-name="L4">
        <text:list-item>
          <text:p text:style-name="P5"><text:span text:style-name="T3">Controller</text:span>:</text:p>
          <text:list>
            <text:list-item>
              <text:p text:style-name="P5">A</text:p>
            </text:list-item>
            <text:list-item>
              <text:p text:style-name="P5">B</text:p>
            </text:list-item>
            <text:list-item>
              <text:p text:style-name="P5">A turbo</text:p>
            </text:list-item>
            <text:list-item>
              <text:p text:style-name="P5">B turbo</text:p>
            </text:list-item>
            <text:list-item>
              <text:p text:style-name="P5">Select</text:p>
            </text:list-item>
            <text:list-item>
              <text:p text:style-name="P5">Start</text:p>
            </text:list-item>
            <text:list-item>
              <text:p text:style-name="P5">Haut</text:p>
            </text:list-item>
            <text:list-item>
              <text:p text:style-name="P5">Bas</text:p>
            </text:list-item>
            <text:list-item>
              <text:p text:style-name="P5">Gauche</text:p>
            </text:list-item>
            <text:list-item>
              <text:p text:style-name="P5">Droite</text:p>
            </text:list-item>
          </text:list>
        </text:list-item>
        <text:list-item>
          <text:p text:style-name="P15">Raccourcie</text:p>
          <text:list>
            <text:list-item>
              <text:p text:style-name="P15">Aller au menu (Escape)</text:p>
            </text:list-item>
            <text:list-item>
              <text:p text:style-name="P15">Toggle Fullscreen</text:p>
            </text:list-item>
            <text:list-item>
              <text:p text:style-name="P15">Quick save</text:p>
            </text:list-item>
            <text:list-item>
              <text:p text:style-name="P15">Quick Load</text:p>
            </text:list-item>
          </text:list>
        </text:list-item>
      </text:list>
      <text:p text:style-name="P1"/>
      <text:p text:style-name="P1"><text:soft-page-break/>Menu ingame (pause):</text:p>
      <text:list xml:id="list4522563705062664554" text:style-name="L5">
        <text:list-item>
          <text:p text:style-name="P6">Resume Game</text:p>
        </text:list-item>
        <text:list-item>
          <text:p text:style-name="P6">Reset game</text:p>
        </text:list-item>
        <text:list-item>
          <text:p text:style-name="P6">Quit game (retour au menu principal)</text:p>
        </text:list-item>
        <text:list-item>
          <text:p text:style-name="P6">Menu Option</text:p>
        </text:list-item>
        <text:list-item>
          <text:p text:style-name="P6">Menu Snapshots</text:p>
        </text:list-item>
      </text:list>
      <text:p text:style-name="P1"/>
      <text:p text:style-name="P1">Menu Snapshots <text:span text:style-name="T2">(Save state)</text:span>:</text:p>
      <text:list xml:id="list5627185077911954419" text:style-name="L6">
        <text:list-item>
          <text:p text:style-name="P7">Nouveau Snapshot</text:p>
        </text:list-item>
        <text:list-item>
          <text:p text:style-name="P7">Load Snapshot <text:span text:style-name="T2">(avec screenshot)</text:span></text:p>
        </text:list-item>
        <text:list-item>
          <text:p text:style-name="P11">Delete Snapsho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9:54:19.192582561</meta:creation-date>
    <dc:date>2016-05-31T23:27:21.867827206</dc:date>
    <meta:editing-duration>PT57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51" meta:word-count="172" meta:character-count="786" meta:non-whitespace-character-count="709"/>
  </office:meta>
</office:document-meta>
</file>